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1:value-type="string" table:number-rows-spanned="4" table:style-name="ce55" table:number-columns-spanned="1" office:value-type="string">
            <text:p>Tijdelijk aanwezige schepen</text:p>
          </table:table-cell>
          <table:table-cell ns41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1:value-type="string" table:number-rows-spanned="3" table:style-name="ce59" table:number-columns-spanned="2" office:value-type="string">
            <text:p>Tijdelijk aanwezig</text:p>
          </table:table-cell>
          <table:covered-table-cell table:style-name="ce59"/>
          <table:table-cell ns41:value-type="string" table:number-rows-spanned="4" table:style-name="ce62" table:number-columns-spanned="1" office:value-type="string">
            <text:p>CBS nummer</text:p>
          </table:table-cell>
          <table:table-cell ns41:value-type="string" table:number-rows-spanned="4" table:style-name="ce68" table:number-columns-spanned="1" office:value-type="string">
            <text:p>Amsterdamse code</text:p>
          </table:table-cell>
          <table:table-cell ns41:value-type="string" table:number-rows-spanned="4" table:style-name="ce68" table:number-columns-spanned="1" office:value-type="string">
            <text:p>Grootteklasse</text:p>
          </table:table-cell>
          <table:table-cell ns41:value-type="string" table:number-rows-spanned="4" table:style-name="ce74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Telling</text:p>
          </table:table-cell>
          <table:table-cell ns41:value-type="string" table:number-rows-spanned="4" table:style-name="ce82" table:number-columns-spanned="1" office:value-type="string">
            <text:p>Tabel</text:p>
          </table:table-cell>
          <table:table-cell ns41:value-type="string" table:number-rows-spanned="4" table:style-name="ce82" table:number-columns-spanned="1" office:value-type="string">
            <text:p>Pagina</text:p>
          </table:table-cell>
          <table:table-cell ns41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7" table:number-columns-spanned="1" office:value-type="string">
            <text:p>Kom / Buiten de kom</text:p>
          </table:table-cell>
          <table:table-cell ns41:value-type="string" table:number-rows-spanned="3" table:style-name="ce25" table:number-columns-spanned="1" office:value-type="string">
            <text:p>Wijk</text:p>
          </table:table-cell>
          <table:table-cell ns41:value-type="string" table:number-rows-spanned="3" table:style-name="ce25" table:number-columns-spanned="1" office:value-type="string">
            <text:p>Soort plaats</text:p>
          </table:table-cell>
          <table:table-cell ns41:value-type="string" table:number-rows-spanned="3" table:style-name="ce25" table:number-columns-spanned="1" office:value-type="string">
            <text:p>Naam</text:p>
          </table:table-cell>
          <table:table-cell ns41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1:value-type="string" table:number-rows-spanned="3" table:style-name="ce48" table:number-columns-spanned="1" office:value-type="string">
            <text:p>Bewoonde schepen</text:p>
          </table:table-cell>
          <table:covered-table-cell table:style-name="ce54"/>
          <table:table-cell ns41:value-type="string" table:number-rows-spanned="2" table:style-name="ce47" table:number-columns-spanned="2" office:value-type="string">
            <text:p>Bij de telling aanwezig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 afwezig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otaal</text:p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1:value-type="string" table:number-rows-spanned="2" table:style-name="ce40" table:number-columns-spanned="1" office:value-type="string">
            <text:p>Bewoond</text:p>
          </table:table-cell>
          <table:table-cell ns41:value-type="string" table:number-rows-spanned="2" table:style-name="ce48" table:number-columns-spanned="1" office:value-type="string">
            <text:p>Onbewoond</text:p>
          </table:table-cell>
          <table:table-cell ns41:value-type="string" table:number-rows-spanned="2" table:style-name="ce48" table:number-columns-spanned="1" office:value-type="string">
            <text:p>In aanbouw</text:p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61" office:value-type="string">
            <text:p>V</text:p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</table:table-cell>
          <table:table-cell ns41:value-type="string" table:style-name="ce19" office:value-type="string">
            <text:p>Kom</text:p>
          </table:table-cell>
          <table:table-cell ns41:value-type="string" table:style-name="ce27" office:value-type="string">
            <text:p>A</text:p>
          </table:table-cell>
          <table:table-cell ns41:value-type="string" table:style-name="ce27" office:value-type="string">
            <text:p>Dorp</text:p>
          </table:table-cell>
          <table:table-cell ns41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1:value-type="float" table:style-name="ce42" office:value="89" office:value-type="float">
            <text:p>89</text:p>
          </table:table-cell>
          <table:table-cell ns41:value-type="float" table:style-name="ce50" office:value="9" office:value-type="float">
            <text:p>9</text:p>
          </table:table-cell>
          <table:table-cell table:style-name="ce50" table:number-columns-repeated="3"/>
          <table:table-cell ns41:value-type="float" table:style-name="ce50" office:value="168" office:value-type="float">
            <text:p>168</text:p>
          </table:table-cell>
          <table:table-cell ns41:value-type="float" table:style-name="ce50" office:value="206" office:value-type="float">
            <text:p>206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176" office:value-type="float">
            <text:p>176</text:p>
          </table:table-cell>
          <table:table-cell ns41:value-type="float" table:style-name="ce50" office:value="218" office:value-type="float">
            <text:p>218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65" office:value="1003" office:value-type="float">
            <text:p>1003</text:p>
          </table:table-cell>
          <table:table-cell ns41:value-type="float" table:style-name="ce71" office:value="11184" office:value-type="float">
            <text:p>11184</text:p>
          </table:table-cell>
          <table:table-cell ns41:value-type="float" table:style-name="ce71" office:value="4" office:value-type="float">
            <text:p>4</text:p>
          </table:table-cell>
          <table:table-cell ns41:value-type="string" table:style-name="ce77" office:value-type="string">
            <text:p>UT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71" office:value-type="string">
            <text:p>11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3" office:value="13" office:value-type="float">
            <text:p>13</text:p>
          </table:table-cell>
          <table:table-cell table:style-name="ce51" table:number-columns-repeated="4"/>
          <table:table-cell ns41:value-type="float" table:style-name="ce51" office:value="59" office:value-type="float">
            <text:p>59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4" office:value-type="float">
            <text:p>6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7" office:value-type="float">
            <text:p>6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10" office:value-type="float">
            <text:p>11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3" office:value-type="float">
            <text:p>133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795" office:value-type="float">
            <text:p>795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808" office:value-type="float">
            <text:p>808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Abcoude-Proostdij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25" office:value-type="float">
            <text:p>22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31" office:value-type="float">
            <text:p>23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78" office:value-type="float">
            <text:p>178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28" office:value-type="float">
            <text:p>12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6" office:value-type="float">
            <text:p>11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1" office:value-type="float">
            <text:p>19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374" office:value-type="float">
            <text:p>374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18" office:value-type="float">
            <text:p>41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7" office:value-type="float">
            <text:p>147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75" office:value-type="float">
            <text:p>375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8" office:value-type="float">
            <text:p>3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49" office:value-type="float">
            <text:p>749</text:p>
          </table:table-cell>
          <table:table-cell ns41:value-type="float" table:style-name="ce52" office:value="771" office:value-type="float">
            <text:p>771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1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</table:table-cell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31" table:style-name="ce9" table:number-columns-spanned="1" office:value-type="string">
            <text:p>Amers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Burger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erv. Diaconie Oude 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5" office:value-type="float">
            <text:p>365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59" office:value-type="float">
            <text:p>759</text:p>
          </table:table-cell>
          <table:table-cell ns41:value-type="float" table:style-name="ce52" office:value="784" office:value-type="float">
            <text:p>784</text:p>
          </table:table-cell>
          <table:table-cell ns41:value-type="float" office:value="23" table:style-name="ce52" table:number-columns-repeated="2" office:value-type="float">
            <text:p>23</text:p>
          </table:table-cell>
          <table:table-cell ns41:value-type="float" table:style-name="ce52" office:value="782" office:value-type="float">
            <text:p>782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St. Elizabeths Gast- of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61" office:value-type="float">
            <text:p>16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42" office:value-type="float">
            <text:p>24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408" office:value-type="float">
            <text:p>408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646" office:value-type="float">
            <text:p>646</text:p>
          </table:table-cell>
          <table:table-cell ns41:value-type="float" table:style-name="ce52" office:value="694" office:value-type="float">
            <text:p>6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65" office:value-type="float">
            <text:p>665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9" office:value-type="float">
            <text:p>43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855" office:value-type="float">
            <text:p>855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6" office:value-type="float">
            <text:p>876</text:p>
          </table:table-cell>
          <table:table-cell ns41:value-type="float" table:style-name="ce52" office:value="917" office:value-type="float">
            <text:p>91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St. Pieters- en Bloklands 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84" office:value-type="float">
            <text:p>38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43" office:value-type="float">
            <text:p>743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802" office:value-type="float">
            <text:p>8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Oud 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Liefde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95" office:value-type="float">
            <text:p>19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4" office:value-type="float">
            <text:p>53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962" office:value-type="float">
            <text:p>962</text:p>
          </table:table-cell>
          <table:table-cell ns41:value-type="float" table:style-name="ce52" office:value="1114" office:value-type="float">
            <text:p>1114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008" office:value-type="float">
            <text:p>1008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5" office:value-type="float">
            <text:p>4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table:style-name="ce52" table:number-columns-repeated="4"/>
          <table:table-cell ns41:value-type="float" table:style-name="ce52" office:value="71" office:value-type="float">
            <text:p>71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6"/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113" office:value-type="float">
            <text:p>113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50" office:value-type="float">
            <text:p>550</text:p>
          </table:table-cell>
          <table:table-cell table:style-name="ce52" table:number-columns-repeated="4"/>
          <table:table-cell ns41:value-type="float" table:style-name="ce52" office:value="1285" office:value-type="float">
            <text:p>1285</text:p>
          </table:table-cell>
          <table:table-cell ns41:value-type="float" table:style-name="ce52" office:value="1314" office:value-type="float">
            <text:p>1314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340" office:value-type="float">
            <text:p>134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2" office:value-type="float">
            <text:p>122</text:p>
          </table:table-cell>
          <table:table-cell table:style-name="ce52" table:number-columns-repeated="4"/>
          <table:table-cell ns41:value-type="float" table:style-name="ce52" office:value="204" office:value-type="float">
            <text:p>204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ns41:value-type="string" table:style-name="ce34" office:value-type="string">
            <text:p>Kazernen en militaire wonin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350" office:value-type="float">
            <text:p>35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5" office:value-type="float">
            <text:p>235</text:p>
          </table:table-cell>
          <table:table-cell table:style-name="ce52" table:number-columns-repeated="4"/>
          <table:table-cell ns41:value-type="float" table:style-name="ce52" office:value="509" office:value-type="float">
            <text:p>509</text:p>
          </table:table-cell>
          <table:table-cell ns41:value-type="float" table:style-name="ce52" office:value="525" office:value-type="float">
            <text:p>52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19" office:value-type="float">
            <text:p>519</text:p>
          </table:table-cell>
          <table:table-cell ns41:value-type="float" table:style-name="ce52" office:value="537" office:value-type="float">
            <text:p>537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10"/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79" office:value-type="float">
            <text:p>2479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752" office:value-type="float">
            <text:p>4752</text:p>
          </table:table-cell>
          <table:table-cell ns41:value-type="float" table:style-name="ce52" office:value="5548" office:value-type="float">
            <text:p>554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4950" office:value-type="float">
            <text:p>4950</text:p>
          </table:table-cell>
          <table:table-cell ns41:value-type="float" table:style-name="ce52" office:value="5712" office:value-type="float">
            <text:p>571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4" office:value-type="float">
            <text:p>91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2362" office:value-type="float">
            <text:p>2362</text:p>
          </table:table-cell>
          <table:table-cell ns41:value-type="float" table:style-name="ce52" office:value="2134" office:value-type="float">
            <text:p>213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530" office:value-type="float">
            <text:p>2530</text:p>
          </table:table-cell>
          <table:table-cell ns41:value-type="float" table:style-name="ce52" office:value="2181" office:value-type="float">
            <text:p>218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7480" office:value-type="float">
            <text:p>7480</text:p>
          </table:table-cell>
          <table:table-cell ns41:value-type="float" table:style-name="ce52" office:value="7893" office:value-type="float">
            <text:p>7893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485" office:value-type="float">
            <text:p>7485</text:p>
          </table:table-cell>
          <table:table-cell ns41:value-type="float" table:style-name="ce52" office:value="7895" office:value-type="float">
            <text:p>789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Ameron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Arm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/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36" office:value-type="float">
            <text:p>736</text:p>
          </table:table-cell>
          <table:table-cell ns41:value-type="float" table:style-name="ce52" office:value="704" office:value-type="float">
            <text:p>70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52" office:value-type="float">
            <text:p>752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2" office:value-type="float">
            <text:p>222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1" office:value-type="float">
            <text:p>321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50" office:value-type="float">
            <text:p>750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69" office:value-type="float">
            <text:p>769</text:p>
          </table:table-cell>
          <table:table-cell ns41:value-type="float" table:style-name="ce52" office:value="732" office:value-type="float">
            <text:p>73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479" office:value-type="float">
            <text:p>479</text:p>
          </table:table-cell>
          <table:table-cell ns41:value-type="float" table:style-name="ce52" office:value="437" office:value-type="float">
            <text:p>43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92" office:value-type="float">
            <text:p>492</text:p>
          </table:table-cell>
          <table:table-cell ns41:value-type="float" table:style-name="ce52" office:value="441" office:value-type="float">
            <text:p>4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261" office:value-type="float">
            <text:p>126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262" office:value-type="float">
            <text:p>1262</text:p>
          </table:table-cell>
          <table:table-cell ns41:value-type="float" table:style-name="ce52" office:value="1174" office:value-type="float">
            <text:p>1174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Baa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37" office:value-type="float">
            <text:p>237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334" office:value-type="float">
            <text:p>334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268" office:value-type="float">
            <text:p>26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99" office:value-type="float">
            <text:p>2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50" office:value-type="float">
            <text:p>150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373" office:value-type="float">
            <text:p>37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395" office:value-type="float">
            <text:p>39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7" office:value-type="float">
            <text:p>6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</text:p>
          </table:table-cell>
          <table:table-cell ns41:value-type="string" table:style-name="ce34" office:value-type="string">
            <text:p>Het Sanatorium (Koudwaterinrichting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76" office:value-type="float">
            <text:p>76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er Eem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59" office:value-type="float">
            <text:p>5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4" office:value-type="float">
            <text:p>4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1:value-type="float" table:style-name="ce44" office:value="171" office:value-type="float">
            <text:p>171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379" office:value-type="float">
            <text:p>379</text:p>
          </table:table-cell>
          <table:table-cell ns41:value-type="float" table:style-name="ce52" office:value="363" office:value-type="float">
            <text:p>36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85" office:value-type="float">
            <text:p>385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Meisjeskostschool "Erika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. "Eikenhors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39" office:value-type="float">
            <text:p>13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7" office:value-type="float">
            <text:p>187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3"/>
          <table:table-cell ns41:value-type="float" table:style-name="ce52" office:value="409" office:value-type="float">
            <text:p>409</text:p>
          </table:table-cell>
          <table:table-cell ns41:value-type="float" table:style-name="ce52" office:value="424" office:value-type="float">
            <text:p>4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3" office:value-type="float">
            <text:p>163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0" office:value-type="float">
            <text:p>430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3"/>
          <table:table-cell ns41:value-type="float" table:style-name="ce52" office:value="814" office:value-type="float">
            <text:p>814</text:p>
          </table:table-cell>
          <table:table-cell ns41:value-type="float" table:style-name="ce52" office:value="1100" office:value-type="float">
            <text:p>110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72" office:value-type="float">
            <text:p>872</text:p>
          </table:table-cell>
          <table:table-cell ns41:value-type="float" table:style-name="ce52" office:value="1185" office:value-type="float">
            <text:p>118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461" office:value-type="float">
            <text:p>146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547" office:value-type="float">
            <text:p>1547</text:p>
          </table:table-cell>
          <table:table-cell ns41:value-type="float" table:style-name="ce52" office:value="1555" office:value-type="float">
            <text:p>15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0" office:value-type="float">
            <text:p>274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9" table:number-columns-spanned="1" office:value-type="string">
            <text:p>Benschop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table:style-name="ce52" table:number-columns-repeated="2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8" office:value-type="float">
            <text:p>34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827" office:value-type="float">
            <text:p>82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7" office:value-type="float">
            <text:p>857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892" office:value-type="float">
            <text:p>892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06" office:value-type="float">
            <text:p>906</text:p>
          </table:table-cell>
          <table:table-cell ns41:value-type="float" table:style-name="ce52" office:value="893" office:value-type="float">
            <text:p>89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Bildt (De)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9" office:value-type="float">
            <text:p>28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91" office:value-type="float">
            <text:p>49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515" office:value-type="float">
            <text:p>51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Gesticht voor Zenuwlijders, genaamd Jachtlus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02" office:value-type="float">
            <text:p>402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423" office:value-type="float">
            <text:p>423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67" office:value-type="float">
            <text:p>36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649" office:value-type="float">
            <text:p>649</text:p>
          </table:table-cell>
          <table:table-cell ns41:value-type="float" table:style-name="ce52" office:value="660" office:value-type="float">
            <text:p>66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670" office:value-type="float">
            <text:p>670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3" office:value-type="float">
            <text:p>203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89" office:value-type="float">
            <text:p>689</text:p>
          </table:table-cell>
          <table:table-cell ns41:value-type="float" table:style-name="ce52" office:value="583" office:value-type="float">
            <text:p>58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0" office:value-type="float">
            <text:p>57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338" office:value-type="float">
            <text:p>1338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387" office:value-type="float">
            <text:p>1387</text:p>
          </table:table-cell>
          <table:table-cell ns41:value-type="float" table:style-name="ce52" office:value="1291" office:value-type="float">
            <text:p>129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Breukelen-Nijenro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9" office:value-type="float">
            <text:p>589</text:p>
          </table:table-cell>
          <table:table-cell ns41:value-type="float" table:style-name="ce52" office:value="695" office:value-type="float">
            <text:p>6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709" office:value-type="float">
            <text:p>70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5" office:value-type="float">
            <text:p>185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31" office:value-type="float">
            <text:p>431</text:p>
          </table:table-cell>
          <table:table-cell ns41:value-type="float" table:style-name="ce52" office:value="420" office:value-type="float">
            <text:p>42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91" office:value-type="float">
            <text:p>591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712" office:value-type="float">
            <text:p>71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4" office:value-type="float">
            <text:p>2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505" office:value-type="float">
            <text:p>505</text:p>
          </table:table-cell>
          <table:table-cell ns41:value-type="float" table:style-name="ce52" office:value="448" office:value-type="float">
            <text:p>448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530" office:value-type="float">
            <text:p>530</text:p>
          </table:table-cell>
          <table:table-cell ns41:value-type="float" table:style-name="ce52" office:value="478" office:value-type="float">
            <text:p>47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1:value-type="string" table:number-rows-spanned="6" table:style-name="ce9" table:number-columns-spanned="1" office:value-type="string">
            <text:p>Breukelen-St. Pieter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10" office:value-type="float">
            <text:p>210</text:p>
          </table:table-cell>
          <table:table-cell ns41:value-type="float" table:style-name="ce52" office:value="205" office:value-type="float">
            <text:p>205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41" office:value-type="float">
            <text:p>241</text:p>
          </table:table-cell>
          <table:table-cell ns41:value-type="float" table:style-name="ce52" office:value="230" office:value-type="float">
            <text:p>23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444" office:value-type="float">
            <text:p>444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403" office:value-type="float">
            <text:p>40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Bunn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office:value="62" table:style-name="ce52" table:number-columns-repeated="2" office:value-type="float">
            <text:p>6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table:style-name="ce52" table:number-columns-repeated="4"/>
          <table:table-cell ns41:value-type="float" table:style-name="ce52" office:value="121" office:value-type="float">
            <text:p>121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58" office:value-type="float">
            <text:p>258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78" office:value-type="float">
            <text:p>27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7" office:value-type="float">
            <text:p>297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36" office:value-type="float">
            <text:p>536</text:p>
          </table:table-cell>
          <table:table-cell ns41:value-type="float" table:style-name="ce52" office:value="513" office:value-type="float">
            <text:p>513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562" office:value-type="float">
            <text:p>562</text:p>
          </table:table-cell>
          <table:table-cell ns41:value-type="float" table:style-name="ce52" office:value="536" office:value-type="float">
            <text:p>536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Bu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200" office:value-type="float">
            <text:p>200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1:value-type="float" table:style-name="ce44" office:value="270" office:value-type="float">
            <text:p>27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07" office:value-type="float">
            <text:p>807</text:p>
          </table:table-cell>
          <table:table-cell ns41:value-type="float" table:style-name="ce52" office:value="776" office:value-type="float">
            <text:p>7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3" office:value-type="float">
            <text:p>813</text:p>
          </table:table-cell>
          <table:table-cell ns41:value-type="float" table:style-name="ce52" office:value="778" office:value-type="float">
            <text:p>77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23" office:value-type="float">
            <text:p>23</text:p>
          </table:table-cell>
          <table:table-cell table:style-name="ce52" table:number-columns-repeated="4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ijkhuizen ook wel genaamd Eem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4" office:value-type="float">
            <text:p>34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07" office:value-type="float">
            <text:p>1007</text:p>
          </table:table-cell>
          <table:table-cell ns41:value-type="float" table:style-name="ce52" office:value="973" office:value-type="float">
            <text:p>9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19" office:value-type="float">
            <text:p>1019</text:p>
          </table:table-cell>
          <table:table-cell ns41:value-type="float" table:style-name="ce52" office:value="976" office:value-type="float">
            <text:p>97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table:style-name="ce52" table:number-columns-repeated="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11" office:value-type="float">
            <text:p>4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147" office:value-type="float">
            <text:p>114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99" office:value-type="float">
            <text:p>1199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Cothen</text:p>
          </table:table-cell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7" office:value-type="float">
            <text:p>7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49" office:value-type="float">
            <text:p>1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52" office:value-type="float">
            <text:p>152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3" office:value-type="float">
            <text:p>16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412" office:value-type="float">
            <text:p>412</text:p>
          </table:table-cell>
          <table:table-cell ns41:value-type="float" table:style-name="ce52" office:value="347" office:value-type="float">
            <text:p>3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Doo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27" office:value-type="float">
            <text:p>127</text:p>
          </table:table-cell>
          <table:table-cell ns41:value-type="float" table:style-name="ce52" office:value="108" office:value-type="float">
            <text:p>10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5" office:value-type="float">
            <text:p>225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4" office:value-type="float">
            <text:p>1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52" office:value-type="float">
            <text:p>352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9" office:value-type="float">
            <text:p>32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0" office:value-type="float">
            <text:p>37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33" office:value-type="float">
            <text:p>933</text:p>
          </table:table-cell>
          <table:table-cell ns41:value-type="float" table:style-name="ce52" office:value="860" office:value-type="float">
            <text:p>86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960" office:value-type="float">
            <text:p>960</text:p>
          </table:table-cell>
          <table:table-cell ns41:value-type="float" table:style-name="ce52" office:value="897" office:value-type="float">
            <text:p>89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Drieber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486" office:value-type="float">
            <text:p>486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552" office:value-type="float">
            <text:p>55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49" office:value-type="float">
            <text:p>249</text:p>
          </table:table-cell>
          <table:table-cell ns41:value-type="float" table:style-name="ce52" office:value="282" office:value-type="float">
            <text:p>28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4" office:value-type="float">
            <text:p>34</text:p>
          </table:table-cell>
          <table:table-cell table:style-name="ce52" table:number-columns-repeated="3"/>
          <table:table-cell ns41:value-type="float" table:style-name="ce52" office:value="34" office:value-type="float">
            <text:p>3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34" office:value-type="float">
            <text:p>534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582" office:value-type="float">
            <text:p>58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9" office:value-type="float">
            <text:p>25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630" office:value-type="float">
            <text:p>630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653" office:value-type="float">
            <text:p>653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0" office:value-type="float">
            <text:p>490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1164" office:value-type="float">
            <text:p>1164</text:p>
          </table:table-cell>
          <table:table-cell ns41:value-type="float" table:style-name="ce52" office:value="1200" office:value-type="float">
            <text:p>1200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220" office:value-type="float">
            <text:p>1220</text:p>
          </table:table-cell>
          <table:table-cell ns41:value-type="float" table:style-name="ce52" office:value="1280" office:value-type="float">
            <text:p>1280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9" table:number-columns-spanned="1" office:value-type="string">
            <text:p>Eemne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Klooster der Franciskaness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0" office:value-type="float">
            <text:p>1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69" office:value-type="float">
            <text:p>369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567" office:value-type="float">
            <text:p>567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578" office:value-type="float">
            <text:p>578</text:p>
          </table:table-cell>
          <table:table-cell ns41:value-type="float" table:style-name="ce52" office:value="514" office:value-type="float">
            <text:p>5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674" office:value-type="float">
            <text:p>674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6" office:value-type="float">
            <text:p>686</text:p>
          </table:table-cell>
          <table:table-cell ns41:value-type="float" table:style-name="ce52" office:value="597" office:value-type="float">
            <text:p>5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aarzuilen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table:style-name="ce52" table:number-columns-repeated="4"/>
          <table:table-cell ns41:value-type="float" table:style-name="ce52" office:value="73" office:value-type="float">
            <text:p>73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68" office:value-type="float">
            <text:p>6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63" office:value-type="float">
            <text:p>63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Harmel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6" office:value-type="float">
            <text:p>5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36" office:value-type="float">
            <text:p>36</text:p>
          </table:table-cell>
          <table:table-cell ns41:value-type="float" table:style-name="ce52" office:value="37" office:value-type="float">
            <text:p>3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83" office:value-type="float">
            <text:p>18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60" office:value-type="float">
            <text:p>6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1" office:value-type="float">
            <text:p>61</text:p>
          </table:table-cell>
          <table:table-cell ns41:value-type="float" table:style-name="ce52" office:value="66" office:value-type="float">
            <text:p>6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table:style-name="ce52" table:number-columns-repeated="4"/>
          <table:table-cell ns41:value-type="float" table:style-name="ce52" office:value="97" office:value-type="float">
            <text:p>97</text:p>
          </table:table-cell>
          <table:table-cell ns41:value-type="float" table:style-name="ce52" office:value="85" office:value-type="float">
            <text:p>8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2" office:value="119" office:value-type="float">
            <text:p>119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rverskop c.a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1" office:value-type="float">
            <text:p>41</text:p>
          </table:table-cell>
          <table:table-cell table:style-name="ce52" table:number-columns-repeated="4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538" office:value-type="float">
            <text:p>538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3" office:value-type="float">
            <text:p>40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904" office:value-type="float">
            <text:p>904</text:p>
          </table:table-cell>
          <table:table-cell ns41:value-type="float" table:style-name="ce52" office:value="892" office:value-type="float">
            <text:p>892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923" office:value-type="float">
            <text:p>923</text:p>
          </table:table-cell>
          <table:table-cell ns41:value-type="float" table:style-name="ce52" office:value="919" office:value-type="float">
            <text:p>9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1" table:number-columns-spanned="1" office:value-type="string">
            <text:p>Hoenkoop<text:span text:style-name="T3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Hoogland<text:span text:style-name="T3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table:style-name="ce52" table:number-columns-repeated="2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36" office:value-type="float">
            <text:p>336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39" office:value-type="float">
            <text:p>339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 table:number-columns-repeated="2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Den Ham</text:p>
          </table:table-cell>
          <table:table-cell ns41:value-type="string" table:style-name="ce34" office:value-type="string">
            <text:p>Het R.C. "Leo Gestich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2" office:value-type="float">
            <text:p>232</text:p>
          </table:table-cell>
          <table:table-cell ns41:value-type="float" table:style-name="ce52" office:value="237" office:value-type="float">
            <text:p>23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39" office:value-type="float">
            <text:p>23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8" office:value-type="float">
            <text:p>318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91" office:value-type="float">
            <text:p>291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ui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4" office:value-type="float">
            <text:p>104</text:p>
          </table:table-cell>
          <table:table-cell ns41:value-type="float" table:style-name="ce52" office:value="89" office:value-type="float">
            <text:p>8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90" office:value-type="float">
            <text:p>90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5" office:value-type="float">
            <text:p>47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074" office:value-type="float">
            <text:p>1074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o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table:style-name="ce52" table:number-columns-repeated="4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256" office:value-type="float">
            <text:p>25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4" office:value-type="float">
            <text:p>154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170" office:value-type="float">
            <text:p>17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O</text:p>
          </table:table-cell>
          <table:table-cell table:style-name="ce28"/>
          <table:table-cell ns41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125" office:value-type="float">
            <text:p>1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4" office:value-type="float">
            <text:p>28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700" office:value-type="float">
            <text:p>700</text:p>
          </table:table-cell>
          <table:table-cell ns41:value-type="float" table:style-name="ce52" office:value="694" office:value-type="float">
            <text:p>694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711" office:value-type="float">
            <text:p>711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6" office:value-type="float">
            <text:p>356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868" office:value-type="float">
            <text:p>868</text:p>
          </table:table-cell>
          <table:table-cell ns41:value-type="float" table:style-name="ce52" office:value="867" office:value-type="float">
            <text:p>867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881" office:value-type="float">
            <text:p>881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1:value-type="string" table:number-rows-spanned="14" table:style-name="ce9" table:number-columns-spanned="1" office:value-type="string">
            <text:p>IJsselstein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ns41:value-type="string" table:style-name="ce34" office:value-type="string">
            <text:p>Ewouds-Gasthuis (Verpleging Oudelied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Zuster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20" office:value-type="float">
            <text:p>420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74" office:value-type="float">
            <text:p>874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02" office:value-type="float">
            <text:p>902</text:p>
          </table:table-cell>
          <table:table-cell ns41:value-type="float" table:style-name="ce52" office:value="905" office:value-type="float">
            <text:p>90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3" office:value-type="float">
            <text:p>33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sloot, Lagenbiezen. Knollenmanshoek, Zuid-IJsseldijk en Eiter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36" office:value-type="float">
            <text:p>336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52" office:value="384" office:value-type="float">
            <text:p>384</text:p>
          </table:table-cell>
          <table:table-cell ns41:value-type="float" table:style-name="ce52" office:value="344" office:value-type="float">
            <text:p>3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22" office:value-type="float">
            <text:p>422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84" office:value-type="float">
            <text:p>884</text:p>
          </table:table-cell>
          <table:table-cell ns41:value-type="float" table:style-name="ce52" office:value="901" office:value-type="float">
            <text:p>901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12" office:value-type="float">
            <text:p>912</text:p>
          </table:table-cell>
          <table:table-cell ns41:value-type="float" table:style-name="ce52" office:value="918" office:value-type="float">
            <text:p>9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2" office:value-type="float">
            <text:p>34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32" office:value-type="float">
            <text:p>832</text:p>
          </table:table-cell>
          <table:table-cell ns41:value-type="float" table:style-name="ce52" office:value="764" office:value-type="float">
            <text:p>76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8" office:value-type="float">
            <text:p>1768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9" office:value-type="float">
            <text:p>1769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Jaarsveld</text:p>
          </table:table-cell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65" office:value-type="float">
            <text:p>765</text:p>
          </table:table-cell>
          <table:table-cell ns41:value-type="float" table:style-name="ce52" office:value="648" office:value-type="float">
            <text:p>6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73" office:value-type="float">
            <text:p>773</text:p>
          </table:table-cell>
          <table:table-cell ns41:value-type="float" table:style-name="ce52" office:value="658" office:value-type="float">
            <text:p>65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3" office:value-type="float">
            <text:p>853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Jutphaa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167" office:value-type="float">
            <text:p>16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1" office:value-type="float">
            <text:p>401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89" office:value-type="float">
            <text:p>389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i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1" office:value-type="float">
            <text:p>61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50" office:value-type="float">
            <text:p>5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West, Hoog- en Laag Rav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77" office:value-type="float">
            <text:p>17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39" office:value-type="float">
            <text:p>439</text:p>
          </table:table-cell>
          <table:table-cell ns41:value-type="float" table:style-name="ce52" office:value="375" office:value-type="float">
            <text:p>3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131" office:value-type="float">
            <text:p>1131</text:p>
          </table:table-cell>
          <table:table-cell ns41:value-type="float" table:style-name="ce52" office:value="1010" office:value-type="float">
            <text:p>1010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162" office:value-type="float">
            <text:p>1162</text:p>
          </table:table-cell>
          <table:table-cell ns41:value-type="float" table:style-name="ce52" office:value="1045" office:value-type="float">
            <text:p>10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3" office:value-type="float">
            <text:p>1363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4" office:value-type="float">
            <text:p>1364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1:value-type="string" table:number-rows-spanned="9" table:style-name="ce9" table:number-columns-spanned="1" office:value-type="string">
            <text:p>Kamer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3" office:value-type="float">
            <text:p>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2" office:value-type="float">
            <text:p>302</text:p>
          </table:table-cell>
          <table:table-cell ns41:value-type="float" table:style-name="ce52" office:value="304" office:value-type="float">
            <text:p>3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15" office:value-type="float">
            <text:p>315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0" office:value-type="float">
            <text:p>240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5" office:value-type="float">
            <text:p>24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68" office:value-type="float">
            <text:p>16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13" office:value-type="float">
            <text:p>713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720" office:value-type="float">
            <text:p>7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7" office:value-type="float">
            <text:p>887</text:p>
          </table:table-cell>
          <table:table-cell ns41:value-type="float" table:style-name="ce52" office:value="873" office:value-type="float">
            <text:p>87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891" office:value-type="float">
            <text:p>89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Kockengen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7" office:value-type="float">
            <text:p>207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table:style-name="ce52" table:number-columns-repeated="2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34" office:value-type="float">
            <text:p>23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0" office:value-type="float">
            <text:p>19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402" office:value-type="float">
            <text:p>40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412" office:value-type="float">
            <text:p>4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Laagnieuwkoop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table:style-name="Default"/>
          <table:table-cell ns41:value-type="string" table:style-name="ce28" office:value-type="string">
            <text:p>Varkensbuur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19" office:value-type="float">
            <text:p>19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9" office:value-type="float">
            <text:p>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4" office:value-type="float">
            <text:p>74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66" office:value-type="float">
            <text:p>6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39" office:value-type="float">
            <text:p>139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5" table:style-name="ce9" table:number-columns-spanned="1" office:value-type="string">
            <text:p>Langbroek<text:span text:style-name="T3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1:value-type="float" table:style-name="ce44" office:value="208" office:value-type="float">
            <text:p>208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469" office:value-type="float">
            <text:p>4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29" office:value-type="float">
            <text:p>629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30" office:value-type="float">
            <text:p>630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eersum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6" office:value-type="float">
            <text:p>11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97" office:value-type="float">
            <text:p>297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7" office:value-type="float">
            <text:p>1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3" office:value-type="float">
            <text:p>9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4" office:value-type="float">
            <text:p>94</text:p>
          </table:table-cell>
          <table:table-cell ns41:value-type="float" table:style-name="ce52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0" office:value-type="float">
            <text:p>21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80" office:value-type="float">
            <text:p>58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87" office:value-type="float">
            <text:p>587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2" office:value-type="float">
            <text:p>642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03" office:value-type="float">
            <text:p>103</text:p>
          </table:table-cell>
          <table:table-cell ns41:value-type="float" table:style-name="ce52" office:value="95" office:value-type="float">
            <text:p>9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7" office:value-type="float">
            <text:p>87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1:value-type="float" table:style-name="ce44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9" office:value-type="float">
            <text:p>189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16" office:value-type="float">
            <text:p>21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F</text:p>
          </table:table-cell>
          <table:table-cell table:style-name="ce28"/>
          <table:table-cell ns41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158" office:value-type="float">
            <text:p>15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0" office:value-type="float">
            <text:p>150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1" office:value-type="float">
            <text:p>151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3" office:value-type="float">
            <text:p>34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52" office:value-type="float">
            <text:p>952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963" office:value-type="float">
            <text:p>963</text:p>
          </table:table-cell>
          <table:table-cell ns41:value-type="float" table:style-name="ce52" office:value="844" office:value-type="float">
            <text:p>84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Li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4" office:value-type="float">
            <text:p>64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5" office:value-type="float">
            <text:p>65</text:p>
          </table:table-cell>
          <table:table-cell ns41:value-type="float" table:style-name="ce52" office:value="56" office:value-type="float">
            <text:p>5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2" office:value-type="float">
            <text:p>8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1" office:value-type="float">
            <text:p>9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table:style-name="ce52" table:number-columns-repeated="4"/>
          <table:table-cell ns41:value-type="float" table:style-name="ce52" office:value="92" office:value-type="float">
            <text:p>92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1:value-type="float" table:style-name="ce44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0" office:value-type="float">
            <text:p>50</text:p>
          </table:table-cell>
          <table:table-cell ns41:value-type="float" table:style-name="ce52" office:value="53" office:value-type="float">
            <text:p>5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54" office:value-type="float">
            <text:p>5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1:value-type="float" table:style-name="ce44" office:value="36" office:value-type="float">
            <text:p>3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4" office:value-type="float">
            <text:p>104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11" office:value-type="float">
            <text:p>1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table:style-name="ce52" table:number-columns-repeated="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4" office:value-type="float">
            <text:p>74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704" office:value-type="float">
            <text:p>704</text:p>
          </table:table-cell>
          <table:table-cell ns41:value-type="float" table:style-name="ce52" office:value="692" office:value-type="float">
            <text:p>69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22" office:value-type="float">
            <text:p>722</text:p>
          </table:table-cell>
          <table:table-cell ns41:value-type="float" table:style-name="ce52" office:value="706" office:value-type="float">
            <text:p>70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Lo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Arsenaal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orp</text:p>
          </table:table-cell>
          <table:table-cell ns41:value-type="string" table:style-name="ce34" office:value-type="string">
            <text:p>Loen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5" office:value-type="float">
            <text:p>8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6" office:value-type="float">
            <text:p>236</text:p>
          </table:table-cell>
          <table:table-cell ns41:value-type="float" table:style-name="ce52" office:value="265" office:value-type="float">
            <text:p>265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95" office:value-type="float">
            <text:p>95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olderkee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loot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20" office:value-type="float">
            <text:p>22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7" office:value-type="float">
            <text:p>417</text:p>
          </table:table-cell>
          <table:table-cell ns41:value-type="float" table:style-name="ce52" office:value="463" office:value-type="float">
            <text:p>463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88" office:value-type="float">
            <text:p>48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oenersloot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6" office:value-type="float">
            <text:p>4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0" office:value-type="float">
            <text:p>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58" office:value-type="float">
            <text:p>58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36" office:value-type="float">
            <text:p>3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table:style-name="ce52" table:number-columns-repeated="2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table:style-name="ce52" table:number-columns-repeated="4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ijnden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7" office:value-type="float">
            <text:p>28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6" office:value-type="float">
            <text:p>46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8" office:value-type="float">
            <text:p>108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1:value-type="float" table:style-name="ce44" office:value="181" office:value-type="float">
            <text:p>18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423" office:value-type="float">
            <text:p>423</text:p>
          </table:table-cell>
          <table:table-cell ns41:value-type="float" table:style-name="ce52" office:value="398" office:value-type="float">
            <text:p>3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3" office:value-type="float">
            <text:p>433</text:p>
          </table:table-cell>
          <table:table-cell ns41:value-type="float" table:style-name="ce52" office:value="406" office:value-type="float">
            <text:p>40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Oud-Loosdrech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54" office:value-type="float">
            <text:p>25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50" office:value-type="float">
            <text:p>55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3" office:value-type="float">
            <text:p>523</text:p>
          </table:table-cell>
          <table:table-cell ns41:value-type="float" table:style-name="ce52" office:value="558" office:value-type="float">
            <text:p>55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1:value-type="float" table:style-name="ce52" office:value="23" office:value-type="float">
            <text:p>23</text:p>
          </table:table-cell>
          <table:table-cell table:style-name="ce52" table:number-columns-repeated="5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 table:number-columns-repeated="7"/>
          <table:table-cell ns41:value-type="float" table:style-name="ce52" office:value="19" office:value-type="float">
            <text:p>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Nieuw-Loosdrech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358" office:value-type="float">
            <text:p>358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72" office:value-type="float">
            <text:p>372</text:p>
          </table:table-cell>
          <table:table-cell ns41:value-type="float" table:style-name="ce52" office:value="367" office:value-type="float">
            <text:p>36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86" office:value-type="float">
            <text:p>686</text:p>
          </table:table-cell>
          <table:table-cell ns41:value-type="float" table:style-name="ce52" office:value="40" office:value-type="float">
            <text:p>4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485" office:value-type="float">
            <text:p>1485</text:p>
          </table:table-cell>
          <table:table-cell ns41:value-type="float" table:style-name="ce52" office:value="1475" office:value-type="float">
            <text:p>1475</text:p>
          </table:table-cell>
          <table:table-cell ns41:value-type="float" table:style-name="ce52" office:value="317" office:value-type="float">
            <text:p>317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02" office:value-type="float">
            <text:p>1802</text:p>
          </table:table-cell>
          <table:table-cell ns41:value-type="float" table:style-name="ce52" office:value="1507" office:value-type="float">
            <text:p>150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Lop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2" office:value-type="float">
            <text:p>162</text:p>
          </table:table-cell>
          <table:table-cell ns41:value-type="float" table:style-name="ce52" office:value="150" office:value-type="float">
            <text:p>150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193" office:value-type="float">
            <text:p>19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96" office:value-type="float">
            <text:p>19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85" office:value-type="float">
            <text:p>18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07" office:value-type="float">
            <text:p>207</text:p>
          </table:table-cell>
          <table:table-cell ns41:value-type="float" table:style-name="ce52" office:value="185" office:value-type="float">
            <text:p>185</text:p>
          </table:table-cell>
          <table:table-cell table:style-name="ce52" table:number-columns-repeated="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office:value="152" table:style-name="ce52" table:number-columns-repeated="2" office:value-type="float">
            <text:p>1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3" office:value-type="float">
            <text:p>29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725" office:value-type="float">
            <text:p>725</text:p>
          </table:table-cell>
          <table:table-cell ns41:value-type="float" table:style-name="ce52" office:value="675" office:value-type="float">
            <text:p>67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36" office:value-type="float">
            <text:p>736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06" office:value-type="float">
            <text:p>806</text:p>
          </table:table-cell>
          <table:table-cell ns41:value-type="float" table:style-name="ce52" office:value="746" office:value-type="float">
            <text:p>74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18" office:value-type="float">
            <text:p>818</text:p>
          </table:table-cell>
          <table:table-cell ns41:value-type="float" table:style-name="ce52" office:value="761" office:value-type="float">
            <text:p>7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9" office:value-type="float">
            <text:p>15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5" office:value-type="float">
            <text:p>13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21" office:value-type="float">
            <text:p>321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1:value-type="string" table:number-rows-spanned="19" table:style-name="ce9" table:number-columns-spanned="1" office:value-type="string">
            <text:p>Maarss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 "Nieuw Vechtervoor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69" office:value-type="float">
            <text:p>26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36" office:value-type="float">
            <text:p>236</text:p>
          </table:table-cell>
          <table:table-cell ns41:value-type="float" table:style-name="ce52" office:value="279" office:value-type="float">
            <text:p>27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7" office:value-type="float">
            <text:p>47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7" office:value-type="float">
            <text:p>1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65" office:value-type="float">
            <text:p>365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der Vereeninging van Weesva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poorwagens dienstdoende als Keeten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3" office:value-type="float">
            <text:p>8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647" office:value-type="float">
            <text:p>647</text:p>
          </table:table-cell>
          <table:table-cell ns41:value-type="float" table:style-name="ce52" office:value="734" office:value-type="float">
            <text:p>73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98" office:value-type="float">
            <text:p>298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283" office:value-type="float">
            <text:p>28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3" office:value-type="float">
            <text:p>99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6" office:value-type="float">
            <text:p>996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9" table:number-columns-spanned="1" office:value-type="string">
            <text:p>Maarsse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141" office:value-type="float">
            <text:p>1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22" office:value-type="float">
            <text:p>22</text:p>
          </table:table-cell>
          <table:table-cell table:style-name="ce52" table:number-columns-repeated="4"/>
          <table:table-cell ns41:value-type="float" table:style-name="ce52" office:value="68" office:value-type="float">
            <text:p>68</text:p>
          </table:table-cell>
          <table:table-cell ns41:value-type="float" table:style-name="ce52" office:value="60" office:value-type="float">
            <text:p>6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94" office:value-type="float">
            <text:p>4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2" office:value-type="float">
            <text:p>312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75" office:value-type="float">
            <text:p>675</text:p>
          </table:table-cell>
          <table:table-cell ns41:value-type="float" table:style-name="ce52" office:value="691" office:value-type="float">
            <text:p>69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701" office:value-type="float">
            <text:p>701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Maartens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7" office:value-type="float">
            <text:p>37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54" office:value-type="float">
            <text:p>254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52" office:value-type="float">
            <text:p>52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50" office:value-type="float">
            <text:p>5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1:value-type="float" table:style-name="ce44" office:value="25" office:value-type="float">
            <text:p>25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01" office:value-type="float">
            <text:p>20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50" office:value-type="float">
            <text:p>50</text:p>
          </table:table-cell>
          <table:table-cell ns41:value-type="float" table:style-name="ce52" office:value="49" office:value-type="float">
            <text:p>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52" office:value-type="float">
            <text:p>5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5" office:value-type="float">
            <text:p>195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8" office:value-type="float">
            <text:p>35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85" office:value-type="float">
            <text:p>885</text:p>
          </table:table-cell>
          <table:table-cell ns41:value-type="float" table:style-name="ce52" office:value="790" office:value-type="float">
            <text:p>79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907" office:value-type="float">
            <text:p>907</text:p>
          </table:table-cell>
          <table:table-cell ns41:value-type="float" table:style-name="ce52" office:value="816" office:value-type="float">
            <text:p>81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80" office:value-type="float">
            <text:p>1080</text:p>
          </table:table-cell>
          <table:table-cell ns41:value-type="float" table:style-name="ce52" office:value="989" office:value-type="float">
            <text:p>989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111" office:value-type="float">
            <text:p>1111</text:p>
          </table:table-cell>
          <table:table-cell ns41:value-type="float" table:style-name="ce52" office:value="1023" office:value-type="float">
            <text:p>102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21" table:style-name="ce9" table:number-columns-spanned="1" office:value-type="string">
            <text:p>Mijd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1:value-type="float" table:style-name="ce44" office:value="144" office:value-type="float">
            <text:p>144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3"/>
          <table:table-cell ns41:value-type="float" table:style-name="ce52" office:value="284" office:value-type="float">
            <text:p>284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96" office:value-type="float">
            <text:p>29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6" office:value-type="float">
            <text:p>126</text:p>
          </table:table-cell>
          <table:table-cell ns41:value-type="float" table:style-name="ce52" office:value="138" office:value-type="float">
            <text:p>138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2" office:value-type="float">
            <text:p>32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1" office:value-type="float">
            <text:p>151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table:style-name="ce28"/>
          <table:table-cell ns41:value-type="string" table:style-name="ce28" office:value-type="string">
            <text:p>Kade</text:p>
          </table:table-cell>
          <table:table-cell table:style-name="ce34"/>
          <table:table-cell table:style-name="Default"/>
          <table:table-cell ns41:value-type="float" table:style-name="ce44" office:value="66" office:value-type="float">
            <text:p>6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30" office:value-type="float">
            <text:p>130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table:style-name="ce52" table:number-columns-repeated="4"/>
          <table:table-cell ns41:value-type="float" office:value="163" table:style-name="ce52" table:number-columns-repeated="2" office:value-type="float">
            <text:p>16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6" office:value-type="float">
            <text:p>10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64" office:value-type="float">
            <text:p>164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5" office:value-type="float">
            <text:p>235</text:p>
          </table:table-cell>
          <table:table-cell ns41:value-type="float" table:style-name="ce52" office:value="250" office:value-type="float">
            <text:p>25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235" office:value-type="float">
            <text:p>235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7" office:value-type="float">
            <text:p>247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41" office:value-type="float">
            <text:p>41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549" office:value-type="float">
            <text:p>1549</text:p>
          </table:table-cell>
          <table:table-cell ns41:value-type="float" table:style-name="ce52" office:value="1580" office:value-type="float">
            <text:p>15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623" office:value-type="float">
            <text:p>1623</text:p>
          </table:table-cell>
          <table:table-cell ns41:value-type="float" table:style-name="ce52" office:value="1638" office:value-type="float">
            <text:p>1638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1877" office:value-type="float">
            <text:p>1877</text:p>
          </table:table-cell>
          <table:table-cell ns41:value-type="float" table:style-name="ce52" office:value="1895" office:value-type="float">
            <text:p>1895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879" office:value-type="float">
            <text:p>1879</text:p>
          </table:table-cell>
          <table:table-cell ns41:value-type="float" table:style-name="ce52" office:value="1897" office:value-type="float">
            <text:p>1897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Mont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ijksopvoedingsgesticht voor meisje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343" office:value-type="float">
            <text:p>343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377" office:value-type="float">
            <text:p>37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86" office:value-type="float">
            <text:p>18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0" office:value-type="float">
            <text:p>340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365" office:value-type="float">
            <text:p>36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6" office:value-type="float">
            <text:p>38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85" office:value-type="float">
            <text:p>685</text:p>
          </table:table-cell>
          <table:table-cell ns41:value-type="float" table:style-name="ce52" office:value="829" office:value-type="float">
            <text:p>82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852" office:value-type="float">
            <text:p>85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 table:number-columns-repeated="2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962" office:value-type="float">
            <text:p>96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985" office:value-type="float">
            <text:p>985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Nigtevecht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6" office:value-type="float">
            <text:p>66</text:p>
          </table:table-cell>
          <table:table-cell ns41:value-type="float" table:style-name="ce52" office:value="34" office:value-type="float">
            <text:p>3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81" office:value-type="float">
            <text:p>381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364" office:value-type="float">
            <text:p>36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O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4" office:value-type="float">
            <text:p>214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08" office:value-type="float">
            <text:p>20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Polsbroek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3" office:value-type="float">
            <text:p>18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6" office:value-type="float">
            <text:p>416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76" office:value-type="float">
            <text:p>476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Renswoude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schap</text:p>
          </table:table-cell>
          <table:table-cell ns41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29" office:value-type="float">
            <text:p>1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61" office:value-type="float">
            <text:p>161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80" office:value-type="float">
            <text:p>8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0" office:value-type="float">
            <text:p>12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99" office:value-type="float">
            <text:p>399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3" office:value-type="float">
            <text:p>23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680" office:value-type="float">
            <text:p>680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598" office:value-type="float">
            <text:p>5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9" table:number-columns-spanned="1" office:value-type="string">
            <text:p>Rh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rotestantsch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48" office:value-type="float">
            <text:p>848</text:p>
          </table:table-cell>
          <table:table-cell ns41:value-type="float" table:style-name="ce52" office:value="867" office:value-type="float">
            <text:p>867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65" office:value-type="float">
            <text:p>865</text:p>
          </table:table-cell>
          <table:table-cell ns41:value-type="float" table:style-name="ce52" office:value="879" office:value-type="float">
            <text:p>879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Stad</text:p>
          </table:table-cell>
          <table:table-cell ns41:value-type="string" table:style-name="ce28" office:value-type="string">
            <text:p>Rhen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1:value-type="float" table:style-name="ce52" office:value="347" office:value-type="float">
            <text:p>347</text:p>
          </table:table-cell>
          <table:table-cell ns41:value-type="float" table:style-name="ce52" office:value="322" office:value-type="float">
            <text:p>322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 Grebb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0" office:value-type="float">
            <text:p>50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32" office:value-type="float">
            <text:p>732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41" office:value-type="float">
            <text:p>741</text:p>
          </table:table-cell>
          <table:table-cell ns41:value-type="float" table:style-name="ce52" office:value="593" office:value-type="float">
            <text:p>59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513" office:value-type="float">
            <text:p>513</text:p>
          </table:table-cell>
          <table:table-cell ns41:value-type="float" table:style-name="ce52" office:value="457" office:value-type="float">
            <text:p>4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16" office:value-type="float">
            <text:p>516</text:p>
          </table:table-cell>
          <table:table-cell ns41:value-type="float" table:style-name="ce52" office:value="460" office:value-type="float">
            <text:p>46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1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62" office:value-type="float">
            <text:p>862</text:p>
          </table:table-cell>
          <table:table-cell ns41:value-type="float" table:style-name="ce52" office:value="885" office:value-type="float">
            <text:p>885</text:p>
          </table:table-cell>
          <table:table-cell ns41:value-type="float" office:value="26" table:style-name="ce52" table:number-columns-repeated="2" office:value-type="float">
            <text:p>26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911" office:value-type="float">
            <text:p>91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4" office:value-type="float">
            <text:p>6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722" office:value-type="float">
            <text:p>1722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789" office:value-type="float">
            <text:p>1789</text:p>
          </table:table-cell>
          <table:table-cell ns41:value-type="float" table:style-name="ce52" office:value="1530" office:value-type="float">
            <text:p>1530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7" office:value-type="float">
            <text:p>2677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9" office:value-type="float">
            <text:p>2679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9" table:number-columns-spanned="1" office:value-type="string">
            <text:p>Rijsenburg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ns41:value-type="string" table:style-name="ce34" office:value-type="string">
            <text:p>R.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227" office:value-type="float">
            <text:p>227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33" office:value-type="float">
            <text:p>233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Ruwiel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72" office:value-type="float">
            <text:p>7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4" office:value-type="float">
            <text:p>34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table:style-name="ce52" table:number-columns-repeated="2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office:value="18" table:style-name="ce52" table:number-columns-repeated="2" office:value-type="float">
            <text:p>1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2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1:value-type="float" table:style-name="ce44" office:value="5" office:value-type="float">
            <text:p>5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16" office:value-type="float">
            <text:p>11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51" office:value-type="float">
            <text:p>15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1" office:value-type="float">
            <text:p>241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Schalk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van R. C. Zust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" office:value-type="float">
            <text:p>88</text:p>
          </table:table-cell>
          <table:table-cell ns41:value-type="float" table:style-name="ce52" office:value="92" office:value-type="float">
            <text:p>9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" office:value-type="float">
            <text:p>38</text:p>
          </table:table-cell>
          <table:table-cell table:style-name="ce52" table:number-columns-repeated="4"/>
          <table:table-cell ns41:value-type="float" table:style-name="ce52" office:value="79" office:value-type="float">
            <text:p>79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9" office:value-type="float">
            <text:p>2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8" office:value-type="float">
            <text:p>528</text:p>
          </table:table-cell>
          <table:table-cell ns41:value-type="float" table:style-name="ce52" office:value="503" office:value-type="float">
            <text:p>50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00" office:value-type="float">
            <text:p>600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10" office:value-type="float">
            <text:p>610</text:p>
          </table:table-cell>
          <table:table-cell ns41:value-type="float" table:style-name="ce52" office:value="576" office:value-type="float">
            <text:p>57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table:style-name="ce52" table:number-columns-repeated="4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table:style-name="ce52" table:number-columns-repeated="2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6" office:value-type="float">
            <text:p>76</text:p>
          </table:table-cell>
          <table:table-cell table:style-name="ce52" table:number-columns-repeated="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3" office:value-type="float">
            <text:p>263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 c.a.</text:p>
          </table:table-cell>
          <table:table-cell ns41:value-type="string" table:style-name="ce34" office:value-type="string">
            <text:p>St. Jozef-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6" office:value-type="float">
            <text:p>256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3"/>
          <table:table-cell ns41:value-type="float" table:style-name="ce52" office:value="484" office:value-type="float">
            <text:p>484</text:p>
          </table:table-cell>
          <table:table-cell ns41:value-type="float" table:style-name="ce52" office:value="511" office:value-type="float">
            <text:p>51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507" office:value-type="float">
            <text:p>507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31" office:value-type="float">
            <text:p>531</text:p>
          </table:table-cell>
          <table:table-cell ns41:value-type="float" table:style-name="ce52" office:value="460" office:value-type="float">
            <text:p>460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1:value-type="float" table:style-name="ce44" office:value="294" office:value-type="float">
            <text:p>29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746" office:value-type="float">
            <text:p>746</text:p>
          </table:table-cell>
          <table:table-cell ns41:value-type="float" table:style-name="ce52" office:value="615" office:value-type="float">
            <text:p>61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58" office:value-type="float">
            <text:p>758</text:p>
          </table:table-cell>
          <table:table-cell ns41:value-type="float" table:style-name="ce52" office:value="620" office:value-type="float">
            <text:p>6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0" office:value-type="float">
            <text:p>1870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1" office:value-type="float">
            <text:p>187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1:value-type="float" table:style-name="ce44" office:value="110" office:value-type="float">
            <text:p>11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07" office:value-type="float">
            <text:p>10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Tienhoven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4" office:value-type="float">
            <text:p>194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7" office:value-type="float">
            <text:p>77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38" office:value-type="float">
            <text:p>238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249" office:value-type="float">
            <text:p>24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1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34" table:style-name="ce52" table:number-columns-repeated="2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office:value="95" table:style-name="ce52" table:number-columns-repeated="2" office:value-type="float">
            <text:p>9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6" office:value-type="float">
            <text:p>10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4" office:value-type="float">
            <text:p>244</text:p>
          </table:table-cell>
          <table:table-cell ns41:value-type="float" table:style-name="ce52" office:value="255" office:value-type="float">
            <text:p>25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60" office:value-type="float">
            <text:p>260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78" table:style-name="ce9" table:number-columns-spanned="1" office:value-type="string">
            <text:p>Ut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arnizoensbakkerij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undatie Renswoud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mbachtskinder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ranzinnigen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60" office:value-type="float">
            <text:p>26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63" office:value-type="float">
            <text:p>263</text:p>
          </table:table-cell>
          <table:table-cell ns41:value-type="float" table:style-name="ce52" office:value="247" office:value-type="float">
            <text:p>24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.R.C.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ntraal Israëlietische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9" office:value-type="float">
            <text:p>3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28" office:value-type="float">
            <text:p>2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assant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sticht v/d Broeders van S Johannes de Deo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Jans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Baude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5" office:value-type="float">
            <text:p>9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107" office:value-type="float">
            <text:p>2107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2219" office:value-type="float">
            <text:p>2219</text:p>
          </table:table-cell>
          <table:table-cell ns41:value-type="float" table:style-name="ce52" office:value="2828" office:value-type="float">
            <text:p>2828</text:p>
          </table:table-cell>
          <table:table-cell ns41:value-type="float" office:value="82" table:style-name="ce52" table:number-columns-repeated="2" office:value-type="float">
            <text:p>8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 (Taminuau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ndreas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reformeerd Burger-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3" office:value-type="float">
            <text:p>33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style-name="ce52"/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huis der 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 "Bethanie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artholomaië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uis van Bewar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75" office:value-type="float">
            <text:p>975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2660" office:value-type="float">
            <text:p>2660</text:p>
          </table:table-cell>
          <table:table-cell ns41:value-type="float" table:style-name="ce52" office:value="2925" office:value-type="float">
            <text:p>2925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2759" office:value-type="float">
            <text:p>2759</text:p>
          </table:table-cell>
          <table:table-cell ns41:value-type="float" table:style-name="ce52" office:value="2974" office:value-type="float">
            <text:p>2974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237" office:value-type="float">
            <text:p>1237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10" office:value-type="float">
            <text:p>3410</text:p>
          </table:table-cell>
          <table:table-cell ns41:value-type="float" table:style-name="ce52" office:value="3708" office:value-type="float">
            <text:p>3708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3524" office:value-type="float">
            <text:p>3524</text:p>
          </table:table-cell>
          <table:table-cell ns41:value-type="float" table:style-name="ce52" office:value="3767" office:value-type="float">
            <text:p>3767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O.R.C.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9" office:value-type="float">
            <text:p>369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3"/>
          <table:table-cell ns41:value-type="float" table:style-name="ce52" office:value="1276" office:value-type="float">
            <text:p>1276</text:p>
          </table:table-cell>
          <table:table-cell ns41:value-type="float" table:style-name="ce52" office:value="1520" office:value-type="float">
            <text:p>15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284" office:value-type="float">
            <text:p>1284</text:p>
          </table:table-cell>
          <table:table-cell ns41:value-type="float" table:style-name="ce52" office:value="1563" office:value-type="float">
            <text:p>156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Groot Rijks-Hospitaa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Hospitalsolda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ominicanerklooster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06" office:value-type="float">
            <text:p>506</text:p>
          </table:table-cell>
          <table:table-cell ns41:value-type="float" table:style-name="ce52" office:value="32" office:value-type="float">
            <text:p>32</text:p>
          </table:table-cell>
          <table:table-cell table:style-name="ce52" table:number-columns-repeated="3"/>
          <table:table-cell ns41:value-type="float" table:style-name="ce52" office:value="1258" office:value-type="float">
            <text:p>1258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516" office:value-type="float">
            <text:p>1516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Luther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Gregorius- Onderwijsgest.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3" office:value-type="float">
            <text:p>443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3"/>
          <table:table-cell ns41:value-type="float" table:style-name="ce52" office:value="958" office:value-type="float">
            <text:p>958</text:p>
          </table:table-cell>
          <table:table-cell ns41:value-type="float" table:style-name="ce52" office:value="1346" office:value-type="float">
            <text:p>1346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1108" office:value-type="float">
            <text:p>1108</text:p>
          </table:table-cell>
          <table:table-cell ns41:value-type="float" table:style-name="ce52" office:value="1413" office:value-type="float">
            <text:p>1413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ool (v. Zwich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9" office:value-type="float">
            <text:p>51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232" office:value-type="float">
            <text:p>1232</text:p>
          </table:table-cell>
          <table:table-cell ns41:value-type="float" table:style-name="ce52" office:value="1646" office:value-type="float">
            <text:p>1646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366" office:value-type="float">
            <text:p>1366</text:p>
          </table:table-cell>
          <table:table-cell ns41:value-type="float" table:style-name="ce52" office:value="1712" office:value-type="float">
            <text:p>171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Gasthuis voor Ooglij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lluaire Gevangen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6" office:value-type="float">
            <text:p>76</text:p>
          </table:table-cell>
          <table:table-cell ns41:value-type="float" table:style-name="ce52" office:value="49" office:value-type="float">
            <text:p>4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 (Pannevis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Ned. Herv. Diaconie-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729" office:value-type="float">
            <text:p>729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814" office:value-type="float">
            <text:p>1814</text:p>
          </table:table-cell>
          <table:table-cell ns41:value-type="float" table:style-name="ce52" office:value="2340" office:value-type="float">
            <text:p>234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931" office:value-type="float">
            <text:p>1931</text:p>
          </table:table-cell>
          <table:table-cell ns41:value-type="float" table:style-name="ce52" office:value="2420" office:value-type="float">
            <text:p>242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Gesticht voor R.C Weezen en Oudelied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4" office:value-type="float">
            <text:p>9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5" office:value-type="float">
            <text:p>95</text:p>
          </table:table-cell>
          <table:table-cell ns41:value-type="float" table:style-name="ce52" office:value="122" office:value-type="float">
            <text:p>1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6" table:style-name="ce52" table:number-columns-repeated="3" office:value-type="float">
            <text:p>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Veeartsenij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3" office:value-type="float">
            <text:p>53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ort "de Biltstra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Doorgang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969" office:value-type="float">
            <text:p>3969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52" office:value="8771" office:value-type="float">
            <text:p>8771</text:p>
          </table:table-cell>
          <table:table-cell ns41:value-type="float" table:style-name="ce52" office:value="10315" office:value-type="float">
            <text:p>10315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9061" office:value-type="float">
            <text:p>9061</text:p>
          </table:table-cell>
          <table:table-cell ns41:value-type="float" table:style-name="ce52" office:value="10629" office:value-type="float">
            <text:p>10629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40" office:value-type="float">
            <text:p>2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13" office:value-type="float">
            <text:p>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 table:number-columns-repeated="2"/>
          <table:table-cell ns41:value-type="string" table:style-name="ce34" office:value-type="string">
            <text:p>Tolsteeg</text:p>
          </table:table-cell>
          <table:table-cell table:style-name="Default"/>
          <table:table-cell ns41:value-type="float" table:style-name="ce44" office:value="803" office:value-type="float">
            <text:p>803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3"/>
          <table:table-cell ns41:value-type="float" table:style-name="ce52" office:value="1938" office:value-type="float">
            <text:p>1938</text:p>
          </table:table-cell>
          <table:table-cell ns41:value-type="float" table:style-name="ce52" office:value="2078" office:value-type="float">
            <text:p>2078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1991" office:value-type="float">
            <text:p>1991</text:p>
          </table:table-cell>
          <table:table-cell ns41:value-type="float" table:style-name="ce52" office:value="2124" office:value-type="float">
            <text:p>212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/>
          <table:table-cell ns41:value-type="string" table:style-name="ce28" office:value-type="string">
            <text:p>Catharijne</text:p>
          </table:table-cell>
          <table:table-cell ns41:value-type="string" table:style-name="ce34" office:value-type="string">
            <text:p>Kazerne 1e Reg. Veld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3" office:value-type="float">
            <text:p>17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5" office:value-type="float">
            <text:p>45</text:p>
          </table:table-cell>
          <table:table-cell table:style-name="ce52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73" office:value-type="float">
            <text:p>273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1e Reg. Vesting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2" office:value-type="float">
            <text:p>16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52" office:value="214" office:value-type="float">
            <text:p>21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82" office:value-type="float">
            <text:p>18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table:style-name="ce66"/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Genietroep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82" office:value-type="float">
            <text:p>28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24" office:value-type="float">
            <text:p>224</text:p>
          </table:table-cell>
          <table:table-cell table:style-name="ce52"/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0" office:value-type="float">
            <text:p>80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ureau der Gen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5e Reg. Infant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7" office:value-type="float">
            <text:p>12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1" office:value-type="float">
            <text:p>14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Militair Gebouw (Croesselaa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tedelijke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1:value-type="float" office:value="38" table:style-name="ce52" table:number-columns-repeated="2" office:value-type="float">
            <text:p>38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82" office:value-type="float">
            <text:p>1882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5051" office:value-type="float">
            <text:p>5051</text:p>
          </table:table-cell>
          <table:table-cell ns41:value-type="float" table:style-name="ce52" office:value="5497" office:value-type="float">
            <text:p>549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5219" office:value-type="float">
            <text:p>5219</text:p>
          </table:table-cell>
          <table:table-cell ns41:value-type="float" table:style-name="ce52" office:value="5635" office:value-type="float">
            <text:p>563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/>
          <table:table-cell ns41:value-type="string" table:style-name="ce28" office:value-type="string">
            <text:p>Lauwerecht</text:p>
          </table:table-cell>
          <table:table-cell ns41:value-type="string" table:style-name="ce34" office:value-type="string">
            <text:p>R.C, Onderwijsinrichting van de Orde der Augustijn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164" office:value-type="float">
            <text:p>2164</text:p>
          </table:table-cell>
          <table:table-cell ns41:value-type="float" table:style-name="ce52" office:value="117" office:value-type="float">
            <text:p>117</text:p>
          </table:table-cell>
          <table:table-cell table:style-name="ce52" table:number-columns-repeated="3"/>
          <table:table-cell ns41:value-type="float" table:style-name="ce52" office:value="5301" office:value-type="float">
            <text:p>5301</text:p>
          </table:table-cell>
          <table:table-cell ns41:value-type="float" table:style-name="ce52" office:value="5653" office:value-type="float">
            <text:p>5653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5438" office:value-type="float">
            <text:p>5438</text:p>
          </table:table-cell>
          <table:table-cell ns41:value-type="float" table:style-name="ce52" office:value="5730" office:value-type="float">
            <text:p>5730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20" office:value-type="float">
            <text:p>120</text:p>
          </table:table-cell>
          <table:table-cell table:style-name="ce52" table:number-columns-repeated="6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Fort "Vosseg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/>
          <table:table-cell ns41:value-type="string" table:style-name="ce28" office:value-type="string">
            <text:p>Tolsteeg</text:p>
          </table:table-cell>
          <table:table-cell ns41:value-type="string" table:style-name="ce34" office:value-type="string">
            <text:p>Fort "Lunet III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96" office:value-type="float">
            <text:p>296</text:p>
          </table:table-cell>
          <table:table-cell ns41:value-type="float" table:style-name="ce52" office:value="332" office:value-type="float">
            <text:p>3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 table:number-columns-repeated="2"/>
          <table:table-cell ns41:value-type="string" table:style-name="ce34" office:value-type="string">
            <text:p>Catharijne</text:p>
          </table:table-cell>
          <table:table-cell table:style-name="Default"/>
          <table:table-cell ns41:value-type="float" table:style-name="ce44" office:value="92" office:value-type="float">
            <text:p>9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 table:number-columns-repeated="2"/>
          <table:table-cell ns41:value-type="string" table:style-name="ce34" office:value-type="string">
            <text:p>Lauwerecht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06" office:value-type="float">
            <text:p>14606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7466" office:value-type="float">
            <text:p>37466</text:p>
          </table:table-cell>
          <table:table-cell ns41:value-type="float" table:style-name="ce52" office:value="42423" office:value-type="float">
            <text:p>42423</text:p>
          </table:table-cell>
          <table:table-cell ns41:value-type="float" table:style-name="ce52" office:value="1938" office:value-type="float">
            <text:p>1938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39404" office:value-type="float">
            <text:p>39404</text:p>
          </table:table-cell>
          <table:table-cell ns41:value-type="float" table:style-name="ce52" office:value="43555" office:value-type="float">
            <text:p>43555</text:p>
          </table:table-cell>
          <table:table-cell ns41:value-type="float" table:style-name="ce52" office:value="2218" office:value-type="float">
            <text:p>2218</text:p>
          </table:table-cell>
          <table:table-cell ns41:value-type="float" table:style-name="ce52" office:value="1235" office:value-type="float">
            <text:p>123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2" office:value-type="float">
            <text:p>262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668" office:value-type="float">
            <text:p>668</text:p>
          </table:table-cell>
          <table:table-cell ns41:value-type="float" table:style-name="ce52" office:value="659" office:value-type="float">
            <text:p>65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81" office:value-type="float">
            <text:p>681</text:p>
          </table:table-cell>
          <table:table-cell ns41:value-type="float" table:style-name="ce52" office:value="668" office:value-type="float">
            <text:p>66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51" office:value-type="float">
            <text:p>1951</text:p>
          </table:table-cell>
          <table:table-cell ns41:value-type="float" table:style-name="ce52" office:value="1141" office:value-type="float">
            <text:p>1141</text:p>
          </table:table-cell>
          <table:table-cell ns41:value-type="float" table:style-name="ce52" office:value="40085" office:value-type="float">
            <text:p>40085</text:p>
          </table:table-cell>
          <table:table-cell ns41:value-type="float" table:style-name="ce52" office:value="44223" office:value-type="float">
            <text:p>4422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79" office:value-type="float">
            <text:p>1979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40113" office:value-type="float">
            <text:p>40113</text:p>
          </table:table-cell>
          <table:table-cell ns41:value-type="float" table:style-name="ce52" office:value="44233" office:value-type="float">
            <text:p>4423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Veenendaal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5" office:value-type="float">
            <text:p>245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73" office:value-type="float">
            <text:p>373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851" office:value-type="float">
            <text:p>851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0" office:value-type="float">
            <text:p>870</text:p>
          </table:table-cell>
          <table:table-cell ns41:value-type="float" table:style-name="ce52" office:value="929" office:value-type="float">
            <text:p>92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9" office:value-type="float">
            <text:p>7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627" office:value-type="float">
            <text:p>627</text:p>
          </table:table-cell>
          <table:table-cell ns41:value-type="float" table:style-name="ce52" office:value="632" office:value-type="float">
            <text:p>63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634" office:value-type="float">
            <text:p>6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7" office:value-type="float">
            <text:p>48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76" office:value-type="float">
            <text:p>117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120" office:value-type="float">
            <text:p>1120</text:p>
          </table:table-cell>
          <table:table-cell ns41:value-type="float" table:style-name="ce52" office:value="1193" office:value-type="float">
            <text:p>119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8" office:value-type="float">
            <text:p>458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177" office:value-type="float">
            <text:p>1177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97" office:value-type="float">
            <text:p>1197</text:p>
          </table:table-cell>
          <table:table-cell ns41:value-type="float" table:style-name="ce52" office:value="1140" office:value-type="float">
            <text:p>1140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7" office:value-type="float">
            <text:p>2317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8" office:value-type="float">
            <text:p>2318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</table:table-cell>
          <table:table-cell table:style-name="ce20"/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table:style-name="ce52" table:number-columns-repeated="4"/>
          <table:table-cell ns41:value-type="float" table:style-name="ce52" office:value="91" office:value-type="float">
            <text:p>91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93" office:value-type="float">
            <text:p>93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2" office:value-type="float">
            <text:p>202</text:p>
          </table:table-cell>
          <table:table-cell ns41:value-type="float" table:style-name="ce52" office:value="180" office:value-type="float">
            <text:p>1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Vinkeveen en Waver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inkeveen</text:p>
          </table:table-cell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5" office:value-type="float">
            <text:p>15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523" office:value-type="float">
            <text:p>523</text:p>
          </table:table-cell>
          <table:table-cell ns41:value-type="float" table:style-name="ce52" office:value="555" office:value-type="float">
            <text:p>55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570" office:value-type="float">
            <text:p>5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enkad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269" office:value-type="float">
            <text:p>26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12" office:value-type="float">
            <text:p>31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8" office:value-type="float">
            <text:p>318</text:p>
          </table:table-cell>
          <table:table-cell ns41:value-type="float" table:style-name="ce52" office:value="311" office:value-type="float">
            <text:p>3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Proostdij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1" office:value-type="float">
            <text:p>11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8" office:value-type="float">
            <text:p>248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33" office:value-type="float">
            <text:p>2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averveen met de buurtschappen Bolsthof, De Waver, c.a.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6" office:value-type="float">
            <text:p>406</text:p>
          </table:table-cell>
          <table:table-cell ns41:value-type="float" table:style-name="ce52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9" office:value-type="float">
            <text:p>35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44" office:value-type="float">
            <text:p>74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82" office:value-type="float">
            <text:p>1782</text:p>
          </table:table-cell>
          <table:table-cell ns41:value-type="float" table:style-name="ce52" office:value="1731" office:value-type="float">
            <text:p>1731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04" office:value-type="float">
            <text:p>1904</text:p>
          </table:table-cell>
          <table:table-cell ns41:value-type="float" table:style-name="ce52" office:value="1804" office:value-type="float">
            <text:p>18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5" office:value-type="float">
            <text:p>1985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6" office:value-type="float">
            <text:p>1986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Vle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206" table:style-name="ce52" table:number-columns-repeated="2" office:value-type="float">
            <text:p>20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9" office:value-type="float">
            <text:p>129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20" office:value-type="float">
            <text:p>22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2" office:value-type="float">
            <text:p>112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9" office:value-type="float">
            <text:p>15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328" office:value-type="float">
            <text:p>328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8" office:value-type="float">
            <text:p>31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9" office:value-type="float">
            <text:p>13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32" office:value-type="float">
            <text:p>33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8" office:value-type="float">
            <text:p>29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660" office:value-type="float">
            <text:p>660</text:p>
          </table:table-cell>
          <table:table-cell ns41:value-type="float" table:style-name="ce52" office:value="621" office:value-type="float">
            <text:p>62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80" office:value-type="float">
            <text:p>680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Vreeland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419" office:value-type="float">
            <text:p>41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45" office:value-type="float">
            <text:p>445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Vrees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40" office:value-type="float">
            <text:p>14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7" office:value-type="float">
            <text:p>307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38" office:value-type="float">
            <text:p>338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57" office:value-type="float">
            <text:p>257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6"/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2" office:value-type="float">
            <text:p>62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66" office:value-type="float">
            <text:p>66</text:p>
          </table:table-cell>
          <table:table-cell table:style-name="ce52" table:number-columns-repeated="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5" office:value-type="float">
            <text:p>265</text:p>
          </table:table-cell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66" office:value-type="float">
            <text:p>566</text:p>
          </table:table-cell>
          <table:table-cell ns41:value-type="float" table:style-name="ce52" office:value="553" office:value-type="float">
            <text:p>553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618" office:value-type="float">
            <text:p>618</text:p>
          </table:table-cell>
          <table:table-cell ns41:value-type="float" table:style-name="ce52" office:value="585" office:value-type="float">
            <text:p>585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33" office:value-type="float">
            <text:p>133</text:p>
          </table:table-cell>
          <table:table-cell ns41:value-type="float" table:style-name="ce52" office:value="131" office:value-type="float">
            <text:p>13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1" office:value-type="float">
            <text:p>751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3" office:value-type="float">
            <text:p>753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Werkhov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98" office:value-type="float">
            <text:p>198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6" office:value-type="float">
            <text:p>1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463" office:value-type="float">
            <text:p>46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79" office:value-type="float">
            <text:p>479</text:p>
          </table:table-cell>
          <table:table-cell ns41:value-type="float" table:style-name="ce52" office:value="470" office:value-type="float">
            <text:p>47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Wijk bij Duurste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Klooster- en Verpleging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Ewouds- en Elisabeths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4" office:value-type="float">
            <text:p>44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28" office:value-type="float">
            <text:p>1028</text:p>
          </table:table-cell>
          <table:table-cell ns41:value-type="float" table:style-name="ce52" office:value="1098" office:value-type="float">
            <text:p>109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052" office:value-type="float">
            <text:p>1052</text:p>
          </table:table-cell>
          <table:table-cell ns41:value-type="float" table:style-name="ce52" office:value="1117" office:value-type="float">
            <text:p>111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53" office:value-type="float">
            <text:p>15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19" office:value-type="float">
            <text:p>41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6" office:value-type="float">
            <text:p>6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40" office:value-type="float">
            <text:p>1040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064" office:value-type="float">
            <text:p>1064</text:p>
          </table:table-cell>
          <table:table-cell ns41:value-type="float" table:style-name="ce52" office:value="1184" office:value-type="float">
            <text:p>1184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5" office:value-type="float">
            <text:p>1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67" office:value-type="float">
            <text:p>467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531" office:value-type="float">
            <text:p>1531</text:p>
          </table:table-cell>
          <table:table-cell ns41:value-type="float" table:style-name="ce52" office:value="1584" office:value-type="float">
            <text:p>158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532" office:value-type="float">
            <text:p>1532</text:p>
          </table:table-cell>
          <table:table-cell ns41:value-type="float" table:style-name="ce52" office:value="1585" office:value-type="float">
            <text:p>1585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92" office:value-type="float">
            <text:p>292</text:p>
          </table:table-cell>
          <table:table-cell ns41:value-type="float" table:style-name="ce52" office:value="278" office:value-type="float">
            <text:p>27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0" office:value-type="float">
            <text:p>300</text:p>
          </table:table-cell>
          <table:table-cell ns41:value-type="float" table:style-name="ce52" office:value="284" office:value-type="float">
            <text:p>28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79" office:value-type="float">
            <text:p>7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6" office:value-type="float">
            <text:p>13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382" office:value-type="float">
            <text:p>382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92" office:value-type="float">
            <text:p>392</text:p>
          </table:table-cell>
          <table:table-cell ns41:value-type="float" table:style-name="ce52" office:value="365" office:value-type="float">
            <text:p>365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1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341" office:value-type="float">
            <text:p>341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46" office:value-type="float">
            <text:p>346</text:p>
          </table:table-cell>
          <table:table-cell ns41:value-type="float" table:style-name="ce52" office:value="320" office:value-type="float">
            <text:p>32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1" office:value-type="float">
            <text:p>7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5" office:value-type="float">
            <text:p>7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2" office:value-type="float">
            <text:p>18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93" office:value-type="float">
            <text:p>493</text:p>
          </table:table-cell>
          <table:table-cell ns41:value-type="float" table:style-name="ce52" office:value="454" office:value-type="float">
            <text:p>45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468" office:value-type="float">
            <text:p>4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Wilni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 </text:p>
          </table:table-cell>
          <table:table-cell table:style-name="ce28"/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76" office:value-type="float">
            <text:p>476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5" office:value-type="float">
            <text:p>25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office:value="43" table:style-name="ce52" table:number-columns-repeated="2" office:value-type="float">
            <text:p>43</text:p>
          </table:table-cell>
          <table:table-cell ns41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huiz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79" office:value-type="float">
            <text:p>79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table:style-name="ce28"/>
          <table:table-cell ns41:value-type="string" table:style-name="ce28" office:value-type="string">
            <text:p>Westve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table:style-name="ce28"/>
          <table:table-cell ns41:value-type="string" table:style-name="ce28" office:value-type="string">
            <text:p>Droogmakerij</text:p>
          </table:table-cell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8" office:value-type="float">
            <text:p>398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22" office:value-type="float">
            <text:p>922</text:p>
          </table:table-cell>
          <table:table-cell ns41:value-type="float" table:style-name="ce52" office:value="881" office:value-type="float">
            <text:p>88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1003" office:value-type="float">
            <text:p>1003</text:p>
          </table:table-cell>
          <table:table-cell ns41:value-type="float" table:style-name="ce52" office:value="941" office:value-type="float">
            <text:p>94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6" office:value-type="float">
            <text:p>1136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7" office:value-type="float">
            <text:p>1137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Woudenberg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04" office:value-type="float">
            <text:p>404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09" office:value-type="float">
            <text:p>40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70" office:value-type="float">
            <text:p>270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917" office:value-type="float">
            <text:p>917</text:p>
          </table:table-cell>
          <table:table-cell ns41:value-type="float" table:style-name="ce52" office:value="810" office:value-type="float">
            <text:p>8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34" office:value-type="float">
            <text:p>934</text:p>
          </table:table-cell>
          <table:table-cell ns41:value-type="float" table:style-name="ce52" office:value="826" office:value-type="float">
            <text:p>82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9" office:value-type="float">
            <text:p>479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291" office:value-type="float">
            <text:p>1291</text:p>
          </table:table-cell>
          <table:table-cell ns41:value-type="float" table:style-name="ce52" office:value="1158" office:value-type="float">
            <text:p>115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312" office:value-type="float">
            <text:p>1312</text:p>
          </table:table-cell>
          <table:table-cell ns41:value-type="float" table:style-name="ce52" office:value="1180" office:value-type="float">
            <text:p>118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Zegveld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100" office:value-type="float">
            <text:p>10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31" office:value-type="float">
            <text:p>13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35" office:value-type="float">
            <text:p>13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ij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5" office:value-type="float">
            <text:p>75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table:style-name="ce52" table:number-columns-repeated="4"/>
          <table:table-cell ns41:value-type="float" table:style-name="ce52" office:value="306" office:value-type="float">
            <text:p>306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16" office:value-type="float">
            <text:p>316</text:p>
          </table:table-cell>
          <table:table-cell ns41:value-type="float" table:style-name="ce52" office:value="319" office:value-type="float">
            <text:p>3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4" office:value-type="float">
            <text:p>194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58" office:value-type="float">
            <text:p>458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470" office:value-type="float">
            <text:p>47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Zeis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1:value-type="float" table:style-name="ce44" office:value="225" office:value-type="float">
            <text:p>22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85" office:value-type="float">
            <text:p>385</text:p>
          </table:table-cell>
          <table:table-cell ns41:value-type="float" table:style-name="ce52" office:value="497" office:value-type="float">
            <text:p>49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10" office:value-type="float">
            <text:p>410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Zust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0" office:value-type="float">
            <text:p>3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38" office:value-type="float">
            <text:p>3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roed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Instituut Westerwole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1:value-type="float" table:style-name="ce44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" office:value-type="float">
            <text:p>2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Default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Protestant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88" office:value-type="float">
            <text:p>48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066" office:value-type="float">
            <text:p>1066</text:p>
          </table:table-cell>
          <table:table-cell ns41:value-type="float" table:style-name="ce52" office:value="1055" office:value-type="float">
            <text:p>105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090" office:value-type="float">
            <text:p>1090</text:p>
          </table:table-cell>
          <table:table-cell ns41:value-type="float" table:style-name="ce52" office:value="1068" office:value-type="float">
            <text:p>106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2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4" office:value-type="float">
            <text:p>94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72" office:value-type="float">
            <text:p>272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00" office:value-type="float">
            <text:p>1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table:style-name="ce52" table:number-columns-repeated="4"/>
          <table:table-cell ns41:value-type="float" table:style-name="ce52" office:value="135" office:value-type="float">
            <text:p>135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0" office:value-type="float">
            <text:p>140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Bethanië (Inrichting voor verzwakte kinder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54" office:value-type="float">
            <text:p>154</text:p>
          </table:table-cell>
          <table:table-cell ns41:value-type="float" office:value="21" table:style-name="ce52" table:number-columns-repeated="2" office:value-type="float">
            <text:p>2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12" office:value-type="float">
            <text:p>212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00" office:value-type="float">
            <text:p>900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1872" office:value-type="float">
            <text:p>1872</text:p>
          </table:table-cell>
          <table:table-cell ns41:value-type="float" table:style-name="ce52" office:value="2087" office:value-type="float">
            <text:p>208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944" office:value-type="float">
            <text:p>1944</text:p>
          </table:table-cell>
          <table:table-cell ns41:value-type="float" table:style-name="ce52" office:value="2183" office:value-type="float">
            <text:p>218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5" office:value-type="float">
            <text:p>565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300" office:value-type="float">
            <text:p>1300</text:p>
          </table:table-cell>
          <table:table-cell ns41:value-type="float" table:style-name="ce52" office:value="1275" office:value-type="float">
            <text:p>127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1356" office:value-type="float">
            <text:p>1356</text:p>
          </table:table-cell>
          <table:table-cell ns41:value-type="float" table:style-name="ce52" office:value="1336" office:value-type="float">
            <text:p>1336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3300" office:value-type="float">
            <text:p>3300</text:p>
          </table:table-cell>
          <table:table-cell ns41:value-type="float" table:style-name="ce52" office:value="3519" office:value-type="float">
            <text:p>3519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3303" office:value-type="float">
            <text:p>3303</text:p>
          </table:table-cell>
          <table:table-cell ns41:value-type="float" table:style-name="ce52" office:value="3520" office:value-type="float">
            <text:p>3520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12" table:number-columns-spanned="1" office:value-type="string">
            <text:p>Zuilen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25" office:value-type="float">
            <text:p>25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76" office:value-type="float">
            <text:p>376</text:p>
          </table:table-cell>
          <table:table-cell ns41:value-type="float" table:style-name="ce52" office:value="289" office:value-type="float">
            <text:p>289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2" office:value-type="float">
            <text:p>202</text:p>
          </table:table-cell>
          <table:table-cell ns41:value-type="float" table:style-name="ce52" office:value="10" office:value-type="float">
            <text:p>10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51" office:value-type="float">
            <text:p>551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574" office:value-type="float">
            <text:p>574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ns41:value-type="float" table:style-name="ce45" office:value="202" office:value-type="float">
            <text:p>20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455" office:value-type="float">
            <text:p>455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576" office:value-type="float">
            <text:p>576</text:p>
          </table:table-cell>
          <table:table-cell ns41:value-type="float" table:style-name="ce53" office:value="484" office:value-type="float">
            <text:p>484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67" office:value="1242" office:value-type="float">
            <text:p>1242</text:p>
          </table:table-cell>
          <table:table-cell ns41:value-type="float" table:style-name="ce73" office:value="10059" office:value-type="float">
            <text:p>10059</text:p>
          </table:table-cell>
          <table:table-cell ns41:value-type="float" table:style-name="ce73" office:value="4" office:value-type="float">
            <text:p>4</text:p>
          </table:table-cell>
          <table:table-cell ns41:value-type="string" table:style-name="ce79" office:value-type="string">
            <text:p>UT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11_H1</text:p>
          </table:table-cell>
          <table:table-cell ns41:value-type="float" table:style-name="ce91" office:value="21" office:value-type="float">
            <text:p>21</text:p>
          </table:table-cell>
          <table:table-cell ns41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